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33333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svg:stroke-color="#333333" draw:marker-start="Arrow" draw:marker-start-width="0.2cm" draw:marker-end="Arrow" draw:marker-end-width="0.2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333333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svg:stroke-color="#333333" draw:marker-start="Arrow" draw:marker-start-width="0.2cm" draw:marker-end="Arrow" draw:marker-end-width="0.2cm" draw:fill="none" draw:textarea-vertical-align="middle"/>
    </style:style>
    <style:style style:name="P1" style:family="paragraph">
      <style:paragraph-properties fo:text-align="center"/>
      <style:text-properties fo:font-family="'DejaVu Sans'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DejaVu Sans'" style:font-family-generic="swiss" style:font-pitch="variable" fo:font-size="9pt" style:font-size-asian="9pt" style:font-size-complex="9pt"/>
    </style:style>
    <style:style style:name="P4" style:family="paragraph">
      <style:text-properties fo:font-family="'DejaVu Sans'" style:font-family-generic="swiss" style:font-pitch="variable" fo:font-size="9pt" style:font-size-asian="9pt" style:font-size-complex="9pt"/>
    </style:style>
    <style:style style:name="P5" style:family="paragraph">
      <style:paragraph-properties fo:text-align="end"/>
      <style:text-properties fo:font-family="'DejaVu Sans'" style:font-family-generic="swiss" style:font-pitch="variable" fo:font-size="9pt" style:font-size-asian="9pt" style:font-size-complex="9pt"/>
    </style:style>
    <style:style style:name="P6" style:family="paragraph">
      <style:paragraph-properties fo:text-align="center"/>
      <style:text-properties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font-family="'DejaVu Sans'" style:font-family-generic="swiss" style:font-pitch="variable" fo:font-size="9pt" style:font-size-asian="9pt" style:font-size-complex="9pt"/>
    </style:style>
    <style:style style:name="T1" style:family="text">
      <style:text-properties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'DejaVu Sans'" style:font-family-generic="swiss" style:font-pitch="variable"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5" style:family="text">
      <style:text-properties fo:font-family="'DejaVu Sans'" style:font-family-generic="swiss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0cm" svg:height="8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7cm" svg:x="1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cm" svg:height="2cm" svg:x="14cm" svg:y="3cm">
          <text:p text:style-name="P3"><text:span text:style-name="T1">RESTful API</text:span></text:p>
          <text:p text:style-name="P3"><text:span text:style-name="T2">present data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2cm" svg:x2="13cm" svg:y2="9cm">
          <text:p/>
        </draw:line>
        <draw:custom-shape draw:style-name="gr2" draw:text-style-name="P2" draw:layer="layout" svg:width="9cm" svg:height="7cm" svg:x="2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cm" svg:height="1cm" svg:x="13cm" svg:y="8cm">
          <draw:text-box>
            <text:p text:style-name="P4"><text:span text:style-name="T2">Server</text:span></text:p>
          </draw:text-box>
        </draw:frame>
        <draw:frame draw:style-name="gr5" draw:text-style-name="P5" draw:layer="layout" svg:width="2cm" svg:height="1cm" svg:x="9cm" svg:y="8cm">
          <draw:text-box>
            <text:p text:style-name="P5"><text:span text:style-name="T2">Client</text:span></text:p>
          </draw:text-box>
        </draw:frame>
        <draw:custom-shape draw:style-name="gr3" draw:text-style-name="P3" xml:id="id5" draw:id="id5" draw:layer="layout" svg:width="3cm" svg:height="2cm" svg:x="3cm" svg:y="3cm">
          <text:p text:style-name="P3"><text:span text:style-name="T1">TreeGrid</text:span></text:p>
          <text:p text:style-name="P3"><text:span text:style-name="T2">display data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cm" svg:height="2cm" svg:x="7cm" svg:y="3cm">
          <text:p text:style-name="P3"><text:span text:style-name="T1">DataConnector</text:span></text:p>
          <text:p text:style-name="P3"><text:span text:style-name="T2">proxy/caching </text:span></text:p>
          <text:p text:style-name="P3"><text:span text:style-name="T2">of data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cm" svg:y1="2cm" svg:x2="11cm" svg:y2="9cm">
          <text:p/>
        </draw:line>
        <draw:custom-shape draw:style-name="gr3" draw:text-style-name="P6" xml:id="id4" draw:id="id4" draw:layer="layout" svg:width="2cm" svg:height="2cm" svg:x="18cm" svg:y="3cm">
          <text:p text:style-name="P6"><text:span text:style-name="T3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lines" svg:x1="10cm" svg:y1="4cm" svg:x2="14cm" svg:y2="4cm" draw:start-shape="id1" draw:start-glue-point="1" draw:end-shape="id2" draw:end-glue-point="3" svg:d="m10000 4000h501 2998 501">
          <text:p/>
        </draw:connector>
        <draw:custom-shape draw:style-name="gr7" draw:text-style-name="P1" xml:id="id3" draw:id="id3" draw:layer="layout" svg:width="3cm" svg:height="2cm" svg:x="3cm" svg:y="6cm">
          <text:p text:style-name="P7"><text:span text:style-name="T4">TreeGrid</text:span></text:p>
          <text:p text:style-name="P7"><text:span text:style-name="T5">Display data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cm" svg:y1="7cm" svg:x2="8.5cm" svg:y2="5cm" draw:start-shape="id3" draw:start-glue-point="1" draw:end-shape="id1" draw:end-glue-point="2" svg:d="m6000 7000h2500v-2000">
          <text:p/>
        </draw:connector>
        <draw:connector draw:style-name="gr6" draw:text-style-name="P1" draw:layer="layout" svg:x1="17cm" svg:y1="4cm" svg:x2="18cm" svg:y2="4cm" draw:start-shape="id2" draw:start-glue-point="1" draw:end-shape="id4" draw:end-glue-point="6" svg:d="m17000 4000h1000">
          <text:p/>
        </draw:connector>
        <draw:connector draw:style-name="gr6" draw:text-style-name="P1" draw:layer="layout" svg:x1="6cm" svg:y1="4cm" svg:x2="7cm" svg:y2="4cm" draw:start-shape="id5" draw:start-glue-point="1" draw:end-shape="id1" draw:end-glue-point="3" svg:d="m6000 4000h1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l" fo:country="NL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Dorine</meta:initial-creator>
    <meta:creation-date>2012-04-11T09:35:28</meta:creation-date>
    <dc:date>2012-04-11T10:04:36</dc:date>
    <dc:creator>Jos Dorine</dc:creator>
    <meta:editing-duration>PT29M9S</meta:editing-duration>
    <meta:editing-cycles>9</meta:editing-cycles>
    <meta:generator>LibreOffice/3.4$Unix LibreOffice_project/340m1$Build-402</meta:generator>
    <meta:document-statistic meta:object-count="16"/>
  </office:meta>
</office:document-meta>
</file>